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200" draw:textarea-horizontal-align="justify" draw:textarea-vertical-align="middle" draw:auto-grow-height="false" fo:min-height="2.55cm" fo:min-width="5.6cm"/>
    </style:style>
    <style:style style:name="gr2" style:family="graphic" style:parent-style-name="standard">
      <style:graphic-properties draw:fill-color="#fff200" draw:textarea-horizontal-align="justify" draw:textarea-vertical-align="middle" draw:auto-grow-height="false" fo:min-height="2.45cm" fo:min-width="5.2cm"/>
    </style:style>
    <style:style style:name="gr3" style:family="graphic" style:parent-style-name="standard">
      <style:graphic-properties draw:fill-color="#fff200" draw:textarea-horizontal-align="justify" draw:textarea-vertical-align="middle" draw:auto-grow-height="false" fo:min-height="2.55cm" fo:min-width="5.5cm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1.5cm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1.8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2.6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2.8cm"/>
    </style:style>
    <style:style style:name="gr9" style:family="graphic" style:parent-style-name="standard">
      <style:graphic-properties draw:fill-color="#fff200" draw:textarea-horizontal-align="justify" draw:textarea-vertical-align="middle" draw:auto-grow-height="false" fo:min-height="2.55cm" fo:min-width="4.2cm"/>
    </style:style>
    <style:style style:name="gr10" style:family="graphic" style:parent-style-name="standard">
      <style:graphic-properties draw:fill-color="#f58220" draw:textarea-horizontal-align="justify" draw:textarea-vertical-align="middle" draw:auto-grow-height="false" fo:min-height="4.45cm" fo:min-width="4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color="#000000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35cm" fo:min-width="2.8cm"/>
    </style:style>
    <style:style style:name="gr14" style:family="graphic" style:parent-style-name="standard">
      <style:graphic-properties draw:textarea-horizontal-align="justify" draw:textarea-vertical-align="middle" draw:auto-grow-height="false" fo:min-height="1.35cm" fo:min-width="5.3cm"/>
    </style:style>
    <style:style style:name="gr15" style:family="graphic" style:parent-style-name="standard">
      <style:graphic-properties draw:textarea-horizontal-align="justify" draw:textarea-vertical-align="middle" draw:auto-grow-height="false" fo:min-height="1.35cm" fo:min-width="3.2cm"/>
    </style:style>
    <style:style style:name="gr16" style:family="graphic" style:parent-style-name="standard">
      <style:graphic-properties draw:textarea-horizontal-align="justify" draw:textarea-vertical-align="middle" draw:auto-grow-height="false" fo:min-height="1.45cm" fo:min-width="2.7cm"/>
    </style:style>
    <style:style style:name="gr17" style:family="graphic" style:parent-style-name="standard">
      <style:graphic-properties draw:textarea-vertical-align="bottom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1.35cm" fo:min-width="4cm"/>
    </style:style>
    <style:style style:name="gr20" style:family="graphic" style:parent-style-name="standard">
      <style:graphic-properties draw:textarea-horizontal-align="justify" draw:textarea-vertical-align="middle" draw:auto-grow-height="false" fo:min-height="1.35cm" fo:min-width="3.3cm"/>
    </style:style>
    <style:style style:name="gr21" style:family="graphic" style:parent-style-name="standard">
      <style:graphic-properties draw:textarea-horizontal-align="justify" draw:textarea-vertical-align="middle" draw:auto-grow-height="false" fo:min-height="1.45cm" fo:min-width="2.8cm"/>
    </style:style>
    <style:style style:name="gr22" style:family="graphic" style:parent-style-name="standard">
      <style:graphic-properties draw:stroke="dash" draw:stroke-dash="Ultrafine_20_Dashed"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24" style:family="graphic" style:parent-style-name="standard">
      <style:graphic-properties draw:fill-color="#fff200" draw:textarea-horizontal-align="justify" draw:textarea-vertical-align="middle" draw:auto-grow-height="false" fo:min-height="2.75cm" fo:min-width="4.5cm"/>
    </style:style>
    <style:style style:name="gr25" style:family="graphic" style:parent-style-name="standard">
      <style:graphic-properties draw:stroke="dash" draw:stroke-dash="Ultrafine_20_Dashed" svg:stroke-width="0.028cm" svg:stroke-color="#000000" draw:marker-start-width="0.242cm" draw:marker-end-width="0.242cm" draw:textarea-vertical-align="bottom" fo:padding-top="0.139cm" fo:padding-bottom="0.139cm" fo:padding-left="0.264cm" fo:padding-right="0.264cm"/>
    </style:style>
    <style:style style:name="gr26" style:family="graphic" style:parent-style-name="standard">
      <style:graphic-properties draw:textarea-horizontal-align="justify" draw:textarea-vertical-align="middle" draw:auto-grow-height="false" fo:min-height="1.15cm" fo:min-width="4.1cm"/>
    </style:style>
    <style:style style:name="P1" style:family="paragraph">
      <style:paragraph-properties fo:text-align="center"/>
    </style:style>
    <style:style style:name="P2" style:family="paragraph">
      <loext:graphic-properties draw:fill-color="#fff200"/>
      <style:paragraph-properties fo:text-align="center"/>
    </style:style>
    <style:style style:name="P3" style:family="paragraph">
      <loext:graphic-properties draw:fill-color="#f58220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text-position="0% 100%"/>
    </style:style>
    <style:style style:name="P5" style:family="paragraph">
      <style:paragraph-properties fo:margin-top="0cm" fo:margin-bottom="0cm"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text-position="0% 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6.1cm" svg:height="2.8cm" svg:x="17.9cm" svg:y="6cm">
          <text:p text:style-name="P1"><text:span text:style-name="T1">IC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5.7cm" svg:height="2.7cm" svg:x="29.4cm" svg:y="4.5cm">
          <text:p text:style-name="P1"><text:span text:style-name="T1">Px4Fl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9" draw:id="id9" draw:layer="layout" svg:width="6cm" svg:height="2.8cm" svg:x="28.1cm" svg:y="12.3cm">
          <draw:glue-point draw:id="4" svg:x="-1.562cm" svg:y="5.01cm"/>
          <draw:glue-point draw:id="5" svg:x="-3.125cm" svg:y="5.01cm"/>
          <draw:glue-point draw:id="6" svg:x="1.562cm" svg:y="5.01cm"/>
          <text:p text:style-name="P1"><text:span text:style-name="T1">STM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2cm" svg:height="1.6cm" svg:x="7.8cm" svg:y="19.4cm">
          <text:p text:style-name="P1">R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" draw:id="id2" draw:layer="layout" svg:width="2.3cm" svg:height="1.6cm" svg:x="17.5cm" svg:y="15.7cm">
          <text:p text:style-name="P1">RF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9cm" svg:y1="7.4cm" svg:x2="17.5cm" svg:y2="16.5cm" draw:start-shape="id1" draw:start-glue-point="3" draw:end-shape="id2" svg:d="M17900 7400h-901v9100h501" svg:viewBox="0 0 902 9101">
          <text:p text:style-name="P1"><text:s text:c="2"/>SPI</text:p>
        </draw:connector>
        <draw:custom-shape draw:style-name="gr7" draw:text-style-name="P1" xml:id="id3" draw:id="id3" draw:layer="layout" svg:width="3.1cm" svg:height="1cm" svg:x="15.7cm" svg:y="2.9cm">
          <text:p text:style-name="P1">IRIDIUM</text:p>
          <draw:enhanced-geometry svg:viewBox="0 0 21600 21600" draw:type="rectangle" draw:enhanced-path="M 0 0 L 21600 0 21600 21600 0 21600 0 0 Z N"/>
        </draw:custom-shape>
        <draw:custom-shape draw:style-name="gr8" draw:text-style-name="P1" xml:id="id19" draw:id="id19" draw:layer="layout" svg:width="3.3cm" svg:height="1cm" svg:x="6cm" svg:y="9.1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9" draw:text-style-name="P2" xml:id="id5" draw:id="id5" draw:layer="layout" svg:width="4.7cm" svg:height="2.8cm" svg:x="10cm" svg:y="24.3cm">
          <text:p text:style-name="P1"><text:span text:style-name="T1">RPI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8.8cm" svg:y1="3.4cm" svg:x2="20.95cm" svg:y2="6cm" draw:start-shape="id3" draw:start-glue-point="1" draw:end-shape="id1" draw:end-glue-point="0" svg:d="M18800 3400h2150v2600" svg:viewBox="0 0 2151 2601">
          <text:p text:style-name="P1">UART</text:p>
        </draw:connector>
        <draw:custom-shape draw:style-name="gr10" draw:text-style-name="P3" xml:id="id4" draw:id="id4" draw:layer="layout" svg:width="4.5cm" svg:height="4.7cm" svg:x="1cm" svg:y="24cm">
          <text:p text:style-name="P1"><text:span text:style-name="T2">PC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.5cm" svg:y1="26.35cm" svg:x2="10cm" svg:y2="25.7cm" draw:start-shape="id4" draw:start-glue-point="1" draw:end-shape="id5" draw:end-glue-point="3" svg:d="M5500 26350h2250v-650h2250" svg:viewBox="0 0 4501 651">
          <text:p text:style-name="P1">TCP/UDP</text:p>
          <text:p text:style-name="P1"/>
          <text:p text:style-name="P1"/>
          <text:p text:style-name="P1"/>
        </draw:connector>
        <draw:connector draw:style-name="gr6" draw:text-style-name="P1" draw:layer="layout" svg:x1="8.8cm" svg:y1="21cm" svg:x2="12.35cm" svg:y2="24.3cm" draw:start-shape="id6" draw:start-glue-point="2" draw:end-shape="id5" svg:d="M8800 21000v1650h3550v1650" svg:viewBox="0 0 3551 3301">
          <text:p text:style-name="P1">SPI</text:p>
          <text:p text:style-name="P1"/>
        </draw:connector>
        <draw:line draw:style-name="gr11" draw:text-style-name="P4" xml:id="id7" draw:id="id7" draw:layer="layout" svg:x1="26.5cm" svg:y1="9.9cm" svg:x2="35cm" svg:y2="9.9cm">
          <draw:glue-point draw:id="4" svg:x="-1.823cm" svg:y="0cm"/>
          <draw:glue-point draw:id="5" svg:x="2.529cm" svg:y="0cm"/>
          <draw:glue-point draw:id="6" svg:x="-3.47cm" svg:y="10cm"/>
          <draw:glue-point draw:id="7" svg:x="4.058cm" svg:y="1000cm"/>
          <text:p text:style-name="P1"><text:span text:style-name="T3">CAN</text:span></text:p>
          <text:p text:style-name="P1"><text:span text:style-name="T3">MAVLink</text:span></text:p>
        </draw:line>
        <draw:connector draw:style-name="gr12" draw:text-style-name="P1" draw:layer="layout" svg:x1="29.201cm" svg:y1="9.9cm" svg:x2="32.25cm" svg:y2="7.2cm" draw:start-shape="id7" draw:start-glue-point="4" draw:end-shape="id8" draw:end-glue-point="2" svg:d="M29201 9900v-1638h3049v-1062" svg:viewBox="0 0 3050 2701">
          <text:p/>
        </draw:connector>
        <draw:connector draw:style-name="gr12" draw:text-style-name="P1" draw:layer="layout" svg:x1="32.899cm" svg:y1="9.9cm" svg:x2="31.1cm" svg:y2="12.3cm" draw:start-shape="id7" draw:start-glue-point="5" draw:end-shape="id9" draw:end-glue-point="0" svg:d="M32899 9900v1507h-1799v893" svg:viewBox="0 0 1800 2401">
          <text:p/>
        </draw:connector>
        <draw:connector draw:style-name="gr12" draw:text-style-name="P1" draw:layer="layout" svg:x1="27.801cm" svg:y1="9.9cm" svg:x2="24cm" svg:y2="7.4cm" draw:start-shape="id7" draw:start-glue-point="6" draw:end-shape="id1" svg:d="M27801 9900v-2500h-3801" svg:viewBox="0 0 3802 2501">
          <text:p/>
        </draw:connector>
        <draw:custom-shape draw:style-name="gr13" draw:text-style-name="P1" xml:id="id14" draw:id="id14" draw:layer="layout" svg:width="3.3cm" svg:height="1.6cm" svg:x="34.7cm" svg:y="20.8cm">
          <text:p text:style-name="P1">IMU</text:p>
          <draw:enhanced-geometry svg:viewBox="0 0 21600 21600" draw:type="rectangle" draw:enhanced-path="M 0 0 L 21600 0 21600 21600 0 21600 0 0 Z N"/>
        </draw:custom-shape>
        <draw:custom-shape draw:style-name="gr14" draw:text-style-name="P1" xml:id="id12" draw:id="id12" draw:layer="layout" svg:width="5.8cm" svg:height="1.6cm" svg:x="34.7cm" svg:y="15.3cm">
          <text:p text:style-name="P1">Magnetic sensor</text:p>
          <draw:enhanced-geometry svg:viewBox="0 0 21600 21600" draw:type="rectangle" draw:enhanced-path="M 0 0 L 21600 0 21600 21600 0 21600 0 0 Z N"/>
        </draw:custom-shape>
        <draw:custom-shape draw:style-name="gr13" draw:text-style-name="P1" xml:id="id10" draw:id="id10" draw:layer="layout" svg:width="3.3cm" svg:height="1.6cm" svg:x="24.2cm" svg:y="18.8cm">
          <text:p text:style-name="P1">Temp</text:p>
          <draw:enhanced-geometry svg:viewBox="0 0 21600 21600" draw:type="rectangle" draw:enhanced-path="M 0 0 L 21600 0 21600 21600 0 21600 0 0 Z N"/>
        </draw:custom-shape>
        <draw:custom-shape draw:style-name="gr15" draw:text-style-name="P1" xml:id="id13" draw:id="id13" draw:layer="layout" svg:width="3.7cm" svg:height="1.6cm" svg:x="34.7cm" svg:y="17.8cm">
          <text:p text:style-name="P1">BME280</text:p>
          <draw:enhanced-geometry svg:viewBox="0 0 21600 21600" draw:type="rectangle" draw:enhanced-path="M 0 0 L 21600 0 21600 21600 0 21600 0 0 Z N"/>
        </draw:custom-shape>
        <draw:custom-shape draw:style-name="gr16" draw:text-style-name="P1" xml:id="id11" draw:id="id11" draw:layer="layout" svg:width="3.2cm" svg:height="1.7cm" svg:x="23.9cm" svg:y="21.3cm">
          <text:p text:style-name="P1">Bar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29.225cm" svg:y1="15.1cm" svg:x2="27.5cm" svg:y2="19.6cm" draw:start-shape="id9" draw:start-glue-point="5" draw:end-shape="id10" draw:end-glue-point="1" svg:d="M29225 15100v4500h-1725" svg:viewBox="0 0 1726 4501">
          <text:p text:style-name="P1">1wire</text:p>
        </draw:connector>
        <draw:connector draw:style-name="gr17" draw:text-style-name="P1" draw:layer="layout" svg:x1="30.163cm" svg:y1="15.1cm" svg:x2="27.1cm" svg:y2="22.15cm" draw:start-shape="id9" draw:start-glue-point="4" draw:end-shape="id11" draw:end-glue-point="1" svg:d="M30163 15100v7050h-3063" svg:viewBox="0 0 3064 7051">
          <text:p text:style-name="P1">ADC</text:p>
        </draw:connector>
        <draw:connector draw:style-name="gr18" draw:text-style-name="P1" draw:layer="layout" svg:x1="34.1cm" svg:y1="13.7cm" svg:x2="34.1cm" svg:y2="13.7cm" draw:start-shape="id9" draw:end-shape="id9" svg:d="M34100 13700z" svg:viewBox="0 0 1 1">
          <text:p/>
        </draw:connector>
        <draw:connector draw:style-name="gr17" draw:text-style-name="P1" draw:layer="layout" svg:x1="34.7cm" svg:y1="16.1cm" svg:x2="32.037cm" svg:y2="15.1cm" draw:start-shape="id12" draw:start-glue-point="3" draw:end-shape="id9" draw:end-glue-point="6" svg:d="M34700 16100h-2663v-1000" svg:viewBox="0 0 2664 1001">
          <text:p text:style-name="P1">I2C</text:p>
        </draw:connector>
        <draw:connector draw:style-name="gr17" draw:text-style-name="P1" draw:layer="layout" svg:x1="34.7cm" svg:y1="18.6cm" svg:x2="32.037cm" svg:y2="15.1cm" draw:start-shape="id13" draw:start-glue-point="3" draw:end-shape="id9" draw:end-glue-point="6" svg:d="M34700 18600h-2663v-3500" svg:viewBox="0 0 2664 3501">
          <text:p text:style-name="P1">I2C</text:p>
        </draw:connector>
        <draw:connector draw:style-name="gr17" draw:text-style-name="P1" draw:layer="layout" svg:x1="34.7cm" svg:y1="21.6cm" svg:x2="32.037cm" svg:y2="15.1cm" draw:start-shape="id14" draw:start-glue-point="3" draw:end-shape="id9" draw:end-glue-point="6" svg:d="M34700 21600h-2663v-6500" svg:viewBox="0 0 2664 6501">
          <text:p text:style-name="P1">I2C</text:p>
        </draw:connector>
        <draw:connector draw:style-name="gr17" draw:text-style-name="P1" draw:layer="layout" svg:x1="31.1cm" svg:y1="15.1cm" svg:x2="34.6cm" svg:y2="24.1cm" draw:start-shape="id9" draw:start-glue-point="2" draw:end-shape="id15" draw:end-glue-point="3" svg:d="M31100 15100v9000h3500" svg:viewBox="0 0 3501 9001">
          <text:p text:style-name="P1">ADC</text:p>
        </draw:connector>
        <draw:custom-shape draw:style-name="gr19" draw:text-style-name="P1" xml:id="id15" draw:id="id15" draw:layer="layout" svg:width="4.5cm" svg:height="1.6cm" svg:x="34.6cm" svg:y="23.3cm">
          <text:p text:style-name="P1">Photoresistors</text:p>
          <draw:enhanced-geometry svg:viewBox="0 0 21600 21600" draw:type="rectangle" draw:enhanced-path="M 0 0 L 21600 0 21600 21600 0 21600 0 0 Z N"/>
        </draw:custom-shape>
        <draw:custom-shape draw:style-name="gr15" draw:text-style-name="P1" xml:id="id16" draw:id="id16" draw:layer="layout" svg:width="3.7cm" svg:height="1.6cm" svg:x="22.8cm" svg:y="1.1cm">
          <text:p text:style-name="P1">Camera1</text:p>
          <draw:enhanced-geometry svg:viewBox="0 0 21600 21600" draw:type="rectangle" draw:enhanced-path="M 0 0 L 21600 0 21600 21600 0 21600 0 0 Z N"/>
        </draw:custom-shape>
        <draw:custom-shape draw:style-name="gr20" draw:text-style-name="P1" xml:id="id17" draw:id="id17" draw:layer="layout" svg:width="3.8cm" svg:height="1.6cm" svg:x="37.1cm" svg:y="3.4cm">
          <text:p text:style-name="P1">Camera2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24.65cm" svg:y1="2.7cm" svg:x2="32.25cm" svg:y2="4.5cm" draw:start-shape="id16" draw:start-glue-point="2" draw:end-shape="id8" draw:end-glue-point="0" svg:d="M24650 2700v900h7600v900" svg:viewBox="0 0 7601 1801">
          <text:p text:style-name="P5">UART</text:p>
          <text:p text:style-name="P5"/>
        </draw:connector>
        <draw:connector draw:style-name="gr17" draw:text-style-name="P1" draw:layer="layout" svg:x1="39cm" svg:y1="5cm" svg:x2="35.1cm" svg:y2="5.85cm" draw:start-shape="id17" draw:start-glue-point="2" draw:end-shape="id8" draw:end-glue-point="1" svg:d="M39000 5000v850h-3900" svg:viewBox="0 0 3901 851">
          <text:p text:style-name="P1">UART</text:p>
        </draw:connector>
        <draw:custom-shape draw:style-name="gr21" draw:text-style-name="P1" xml:id="id18" draw:id="id18" draw:layer="layout" svg:width="3.3cm" svg:height="1.7cm" svg:x="21.9cm" svg:y="12.2cm">
          <text:p text:style-name="P1">GPS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.95cm" svg:y1="8.8cm" svg:x2="23.55cm" svg:y2="12.2cm" draw:start-shape="id1" draw:start-glue-point="2" draw:end-shape="id18" svg:d="M20950 8800v1700h2600v1700" svg:viewBox="0 0 2601 3401">
          <text:p text:style-name="P1">UART</text:p>
          <text:p text:style-name="P1"/>
        </draw:connector>
        <draw:connector draw:style-name="gr22" draw:text-style-name="P1" draw:layer="layout" svg:x1="3.25cm" svg:y1="24cm" svg:x2="7.65cm" svg:y2="10.1cm" draw:start-shape="id4" draw:start-glue-point="0" draw:end-shape="id19" draw:end-glue-point="2" svg:d="M3250 24000v-6950h4400v-6950" svg:viewBox="0 0 4401 13901">
          <text:p text:style-name="P1">TCP/UDP</text:p>
          <text:p text:style-name="P1"/>
        </draw:connector>
        <draw:connector draw:style-name="gr22" draw:text-style-name="P1" draw:layer="layout" svg:x1="15.7cm" svg:y1="3.4cm" svg:x2="6.6cm" svg:y2="4.3cm" draw:start-shape="id3" draw:start-glue-point="3" draw:end-shape="id20" draw:end-glue-point="1" svg:d="M15700 3400h-4550v900h-4550" svg:viewBox="0 0 9101 901">
          <text:p text:style-name="P1">SBD</text:p>
          <text:p text:style-name="P1"/>
          <text:p text:style-name="P1"/>
        </draw:connector>
        <draw:frame draw:style-name="gr23" draw:text-style-name="P6" draw:layer="layout" svg:width="0.502cm" svg:height="1.187cm" svg:x="14.9cm" svg:y="-1.3cm">
          <draw:text-box>
            <text:p/>
          </draw:text-box>
        </draw:frame>
        <draw:frame draw:style-name="gr23" draw:text-style-name="P6" draw:layer="layout" svg:width="0.502cm" svg:height="1.187cm" svg:x="28.1cm" svg:y="24.5cm">
          <draw:text-box>
            <text:p/>
          </draw:text-box>
        </draw:frame>
        <draw:custom-shape draw:style-name="gr24" draw:text-style-name="P2" xml:id="id21" draw:id="id21" draw:layer="layout" svg:width="5cm" svg:height="3cm" svg:x="35.7cm" svg:y="9.9cm">
          <text:p text:style-name="P1"><text:span text:style-name="T1">PC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svg:x1="34.199cm" svg:y1="9.9cm" svg:x2="35.7cm" svg:y2="11.4cm" draw:start-shape="id7" draw:start-glue-point="7" draw:end-shape="id21" draw:end-glue-point="3" svg:d="M34199 9900v1500h1501" svg:viewBox="0 0 1502 1501">
          <text:p/>
        </draw:connector>
        <draw:connector draw:style-name="gr25" draw:text-style-name="P1" draw:layer="layout" svg:x1="18.65cm" svg:y1="17.3cm" svg:x2="9.8cm" svg:y2="20.2cm" draw:start-shape="id2" draw:start-glue-point="2" draw:end-shape="id6" draw:end-glue-point="1" svg:d="M18650 17300v2900h-8850" svg:viewBox="0 0 8851 2901">
          <text:p text:style-name="P1">LORA/MAVLink</text:p>
        </draw:connector>
        <draw:custom-shape draw:style-name="gr26" draw:text-style-name="P1" xml:id="id20" draw:id="id20" draw:layer="layout" svg:width="4.6cm" svg:height="1.4cm" svg:x="2cm" svg:y="3.6cm">
          <text:p text:style-name="P1">IRIDIUM</text:p>
          <text:p text:style-name="P1">server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4.3cm" svg:y1="5cm" svg:x2="6cm" svg:y2="9.6cm" draw:start-shape="id20" draw:start-glue-point="2" draw:end-shape="id19" draw:end-glue-point="3" svg:d="M4300 5000v4600h1700" svg:viewBox="0 0 1701 4601">
          <text:p text:style-name="P1">TCP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2T18:38:02.274128045</meta:creation-date>
    <dc:date>2018-12-22T21:08:01.436743004</dc:date>
    <meta:editing-duration>PT1H3M42S</meta:editing-duration>
    <meta:editing-cycles>14</meta:editing-cycles>
    <meta:generator>LibreOffice/5.4.6.2$Linux_X86_64 LibreOffice_project/40m0$Build-2</meta:generator>
    <meta:document-statistic meta:object-count="45"/>
  </office:meta>
</office:document-meta>
</file>